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n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ine</text:h>
                    <text:list>
                        <text:list-item>
                            <text:h text:style-name="Heading_20_2" text:outline-level="2">Description</text:h>
                        </text:list-item>
                    </text:list>
                </text:list-item>
            </text:list>

            <text:p text:style-name="Standard">The Line object is capable of drawing straight lines between a set of points.</text:p><text:p text:style-name="Standard">More info (<text:a xlink:type="simple" xlink:href="https://docs.lvgl.io/master/widgets/line.html" text:style-name="Internet_20_link" text:visited-style-name="Visited_20_Internet_20_Link">link</text:a>)</text:p>

            
                <text:list xml:id="list_Line2" text:continue-numbering="true" text:continue-list="list_Lin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ne3" text:continue-numbering="true" text:style-name="Outline">
                                                <text:list-item>
                                                    <text:list>
                                                        <text:list-item>
                                                            <text:list>
                                                                <text:list-item>
                                                                    <text:h text:style-name="Heading_20_3" text:outline-level="3">
                                                                        Points
                                                                        <text:s text:c="4"/>
                                                                        <text:span text:style-name="T2">String</text:span>
                                                                    </text:h>
                                                                </text:list-item>
                                                            </text:list>
                                                        </text:list-item>
                                                    </text:list>
                                                </text:list-item>
                                            </text:list>
                                            <text:p text:style-name="Standard">List of points given as: <text:span text:style-name="backtick">x1,y1 x2, y2 x3, y3 ...</text:span>, for example: <text:span text:style-name="backtick">0,0 50,50 100,0 150,50 200,0</text:span></text:p>,
                                            <text:list xml:id="list_Line4" text:continue-numbering="true" text:continue-list="list_Line3" text:style-name="Outline">
                                                <text:list-item>
                                                    <text:list>
                                                        <text:list-item>
                                                            <text:list>
                                                                <text:list-item>
                                                                    <text:h text:style-name="Heading_20_3" text:outline-level="3">
                                                                        Invert Y
                                                                        <text:s text:c="4"/>
                                                                        <text:span text:style-name="T2">Boolean</text:span>
                                                                    </text:h>
                                                                </text:list-item>
                                                            </text:list>
                                                        </text:list-item>
                                                    </text:list>
                                                </text:list-item>
                                            </text:list>
                                            <text:p text:style-name="Standard">By default, the y == 0 point is in the top of the object. It might be counter-intuitive in some cases so the y coordinates can be inverted with this property. In this case, y == 0 will be the bottom of the object. y invert is disabled by defaul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ine5" text:continue-numbering="true" text:continue-list="list_Line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ne6" text:continue-numbering="true" text:continue-list="list_Line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ine7" text:continue-numbering="true" text:continue-list="list_Line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Line8" text:continue-numbering="true" text:continue-list="list_Line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ne9" text:continue-numbering="true" text:continue-list="list_Line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ine1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ine11" text:continue-numbering="true" text:continue-list="list_Line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ne12" text:continue-numbering="true" text:continue-list="list_Line1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ine1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ine14" text:continue-numbering="true" text:continue-list="list_Line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ne15" text:continue-numbering="true" text:continue-list="list_Line1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ine1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ine17" text:continue-numbering="true" text:continue-list="list_Line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ne18" text:continue-numbering="true" text:continue-list="list_Line1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ine1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ine20" text:continue-numbering="true" text:continue-list="list_Line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ne21" text:continue-numbering="true" text:continue-list="list_Line2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ine22" text:continue-numbering="true" text:continue-list="list_Line21"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ine23" text:continue-numbering="true" text:continue-list="list_Line22"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ine24" text:continue-numbering="true" text:continue-list="list_Line23"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ine25" text:continue-numbering="true" text:continue-list="list_Line24"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ine26" text:continue-numbering="true" text:continue-list="list_Line25"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ine27" text:continue-numbering="true" text:continue-list="list_Line26"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ine28" text:continue-numbering="true" text:continue-list="list_Line27"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ine29" text:continue-numbering="true" text:continue-list="list_Line28"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ine30" text:continue-numbering="true" text:continue-list="list_Line29"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ine31" text:continue-numbering="true" text:continue-list="list_Line30"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ine32" text:continue-numbering="true" text:continue-list="list_Line31"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ine33" text:continue-numbering="true" text:continue-list="list_Line32"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ine34" text:continue-numbering="true" text:continue-list="list_Line3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ine35" text:continue-numbering="true" text:continue-list="list_Line3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ine36" text:continue-numbering="true" text:continue-list="list_Line3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ine37" text:continue-numbering="true" text:continue-list="list_Line3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ine38" text:continue-numbering="true" text:continue-list="list_Line3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ine39" text:continue-numbering="true" text:continue-list="list_Line3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ine40" text:continue-numbering="true" text:continue-list="list_Line3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ine41" text:continue-numbering="true" text:continue-list="list_Line4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ine42" text:continue-numbering="true" text:continue-list="list_Line4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ine43" text:continue-numbering="true" text:continue-list="list_Line4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ine44" text:continue-numbering="true" text:continue-list="list_Line43"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ine45"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ine46" text:continue-numbering="true" text:continue-list="list_Line44"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ine47"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ine48" text:continue-numbering="true" text:continue-list="list_Line4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ine49" text:continue-numbering="true" text:continue-list="list_Line4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ine50" text:continue-numbering="true" text:continue-list="list_Line4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ine51" text:continue-numbering="true" text:continue-list="list_Line5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ine52" text:continue-numbering="true" text:continue-list="list_Line5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ine53" text:continue-numbering="true" text:continue-list="list_Line52"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Line54" text:continue-numbering="true" text:continue-list="list_Line5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ne55" text:continue-numbering="true" text:continue-list="list_Line5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ne5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ne57" text:continue-numbering="true" text:continue-list="list_Line5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ne58" text:continue-numbering="true" text:continue-list="list_Line5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ne59" text:continue-numbering="true" text:continue-list="list_Line5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